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7mm"/>
    </style:style>
    <style:style style:name="co2" style:family="table-column">
      <style:table-column-properties fo:break-before="auto" style:column-width="43.69mm"/>
    </style:style>
    <style:style style:name="co3" style:family="table-column">
      <style:table-column-properties fo:break-before="auto" style:column-width="44.54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38mm" svg:height="123.77mm" svg:x="44.78mm" svg:y="189.85mm">
            <draw:object draw:notify-on-update-of-ranges="Sheet1.B2:Sheet1.B15 Sheet1.C1:Sheet1.C1 Sheet1.C2:Sheet1.C15 Sheet1.D1:Sheet1.D1 Sheet1.D2:Sheet1.D15 Sheet1.E1:Sheet1.E1 Sheet1.E2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czba przedziałów</text:p>
          </table:table-cell>
          <table:table-cell office:value-type="string" calcext:value-type="string">
            <text:p>ilość wylosowanych liczb</text:p>
          </table:table-cell>
          <table:table-cell table:style-name="ce1" office:value-type="string" calcext:value-type="string">
            <text:p>qsort</text:p>
          </table:table-cell>
          <table:table-cell table:style-name="ce1" office:value-type="string" calcext:value-type="string">
            <text:p>quickSort (implementacja własna)</text:p>
          </table:table-cell>
          <table:table-cell table:style-name="ce1" office:value-type="string" calcext:value-type="string">
            <text:p>bubbleSort (implementacja własna)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2" calcext:value-type="float">
            <text:p>1,2E-05</text:p>
          </table:table-cell>
          <table:table-cell office:value-type="float" office:value="0.000041" calcext:value-type="float">
            <text:p>4,1E-0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.000042" calcext:value-type="float">
            <text:p>4,2E-05</text:p>
          </table:table-cell>
          <table:table-cell office:value-type="float" office:value="0.000348" calcext:value-type="float">
            <text:p>0,00034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00" calcext:value-type="float">
            <text:p>700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1689" calcext:value-type="float">
            <text:p>0,00168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2649" calcext:value-type="float">
            <text:p>0,00264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162" calcext:value-type="float">
            <text:p>3162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30718" calcext:value-type="float">
            <text:p>0,03071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79522" calcext:value-type="float">
            <text:p>0,07952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000" calcext:value-type="float">
            <text:p>7000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1153" calcext:value-type="float">
            <text:p>0,001153</text:p>
          </table:table-cell>
          <table:table-cell office:value-type="float" office:value="0.158216" calcext:value-type="float">
            <text:p>0,15821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330669" calcext:value-type="float">
            <text:p>0,3306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1622" calcext:value-type="float">
            <text:p>31622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0.005774" calcext:value-type="float">
            <text:p>0,005774</text:p>
          </table:table-cell>
          <table:table-cell office:value-type="float" office:value="3.497466" calcext:value-type="float">
            <text:p>3,49746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8112" calcext:value-type="float">
            <text:p>0,008112</text:p>
          </table:table-cell>
          <table:table-cell office:value-type="float" office:value="0.007997" calcext:value-type="float">
            <text:p>0,007997</text:p>
          </table:table-cell>
          <table:table-cell office:value-type="float" office:value="8.955788" calcext:value-type="float">
            <text:p>8,95578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0000" calcext:value-type="float">
            <text:p>70000</text:p>
          </table:table-cell>
          <table:table-cell office:value-type="float" office:value="0.010923" calcext:value-type="float">
            <text:p>0,010923</text:p>
          </table:table-cell>
          <table:table-cell office:value-type="float" office:value="0.011478" calcext:value-type="float">
            <text:p>0,011478</text:p>
          </table:table-cell>
          <table:table-cell office:value-type="float" office:value="17.640009" calcext:value-type="float">
            <text:p>17,64000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7673" calcext:value-type="float">
            <text:p>0,017673</text:p>
          </table:table-cell>
          <table:table-cell office:value-type="float" office:value="0.016258" calcext:value-type="float">
            <text:p>0,016258</text:p>
          </table:table-cell>
          <table:table-cell office:value-type="float" office:value="36.118584" calcext:value-type="float">
            <text:p>36,11858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16227" calcext:value-type="float">
            <text:p>316227</text:p>
          </table:table-cell>
          <table:table-cell office:value-type="float" office:value="0.055432" calcext:value-type="float">
            <text:p>0,055432</text:p>
          </table:table-cell>
          <table:table-cell office:value-type="float" office:value="0.058685" calcext:value-type="float">
            <text:p>0,058685</text:p>
          </table:table-cell>
          <table:table-cell office:value-type="float" office:value="361.338829" calcext:value-type="float">
            <text:p>361,338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21:46:46.877305595</meta:creation-date>
    <dc:date>2022-01-16T22:51:45.864239901</dc:date>
    <meta:editing-duration>PT11M36S</meta:editing-duration>
    <meta:editing-cycles>1</meta:editing-cycles>
    <meta:document-statistic meta:table-count="1" meta:cell-count="7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39cm" svg:height="12.378cm" xlink:href=".." xlink:type="simple" chart:class="chart:line" chart:style-name="ch1">
        <chart:title svg:x="7.151cm" svg:y="0.383cm" chart:style-name="ch2">
          <text:p>Czas sortowania dla różnych funkcji</text:p>
        </chart:title>
        <chart:legend svg:x="2.859cm" svg:y="2.282cm" style:legend-expansion="custom" chartooo:width="7.658cm" chartooo:height="1.842cm" style:legend-expansion-aspect-ratio="4.15743756786102" chart:style-name="ch3"/>
        <chart:plot-area chart:style-name="ch4" table:cell-range-address="Sheet1.B1:Sheet1.E15" chart:data-source-has-labels="both" svg:x="1.813cm" svg:y="1.409cm" svg:width="18.401cm" svg:height="9.741cm">
          <chartooo:coordinate-region svg:x="2.62cm" svg:y="1.569cm" svg:width="16.866cm" svg:height="9.013cm"/>
          <chart:axis chart:dimension="x" chart:name="primary-x" chart:style-name="ch5" chartooo:axis-type="auto">
            <chartooo:date-scale/>
            <chart:title svg:x="9.011cm" svg:y="11.397cm" chart:style-name="ch6">
              <text:p>ilość liczb do posortowania</text:p>
            </chart:title>
            <chart:categories table:cell-range-address="Sheet1.B2:Sheet1.B15"/>
          </chart:axis>
          <chart:axis chart:dimension="y" chart:name="primary-y" chart:style-name="ch7">
            <chart:title svg:x="0.451cm" svg:y="7.805cm" chart:style-name="ch8">
              <text:p>czas sortowania dla 
qsort i quickSort [s]</text:p>
            </chart:title>
            <chart:grid chart:style-name="ch9" chart:class="major"/>
          </chart:axis>
          <chart:axis chart:dimension="y" chart:name="secondary-y" chart:style-name="ch10">
            <chart:title svg:x="20.646cm" svg:y="8.797cm" chart:style-name="ch8">
              <text:p>czas sortowania dla bubbleSort [s]</text:p>
            </chart:title>
          </chart:axis>
          <chart:series chart:attached-axis="primary-y" chart:style-name="ch11" chart:values-cell-range-address="Sheet1.C2:Sheet1.C15" chart:label-cell-address="Sheet1.C1:Sheet1.C1" chart:class="chart:line">
            <chart:data-point chart:repeated="14"/>
          </chart:series>
          <chart:series chart:attached-axis="primary-y" chart:style-name="ch12" chart:values-cell-range-address="Sheet1.D2:Sheet1.D15" chart:label-cell-address="Sheet1.D1:Sheet1.D1" chart:class="chart:line">
            <chart:data-point chart:repeated="14"/>
          </chart:series>
          <chart:series chart:attached-axis="secondary-y" chart:style-name="ch13" chart:values-cell-range-address="Sheet1.E2:Sheet1.E15" chart:label-cell-address="Sheet1.E1:Sheet1.E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ort</text:p>
                <draw:g>
                  <svg:desc>Sheet1.C1:Sheet1.C1</svg:desc>
                </draw:g>
              </table:table-cell>
              <table:table-cell office:value-type="string">
                <text:p>quickSort (implementacja własna)</text:p>
                <draw:g>
                  <svg:desc>Sheet1.D1:Sheet1.D1</svg:desc>
                </draw:g>
              </table:table-cell>
              <table:table-cell office:value-type="string">
                <text:p>bubbleSort (implementacja własna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2:Sheet1.B15</svg:desc>
                </draw:g>
              </table:table-cell>
              <table:table-cell office:value-type="float" office:value="0.00001">
                <text:p>0.00001</text:p>
                <draw:g>
                  <svg:desc>Sheet1.C2:Sheet1.C15</svg:desc>
                </draw:g>
              </table:table-cell>
              <table:table-cell office:value-type="float" office:value="0.000012">
                <text:p>0.000012</text:p>
                <draw:g>
                  <svg:desc>Sheet1.D2:Sheet1.D15</svg:desc>
                </draw:g>
              </table:table-cell>
              <table:table-cell office:value-type="float" office:value="0.000041">
                <text:p>0.000041</text:p>
                <draw:g>
                  <svg:desc>Sheet1.E2:Sheet1.E15</svg:desc>
                </draw:g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101">
                <text:p>0.000101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16">
                <text:p>0.000116</text:p>
              </table:table-cell>
              <table:table-cell office:value-type="float" office:value="0.002649">
                <text:p>0.002649</text:p>
              </table:table-cell>
            </table:table-row>
            <table:table-row>
              <table:table-cell office:value-type="float" office:value="3162">
                <text:p>3162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403">
                <text:p>0.000403</text:p>
              </table:table-cell>
              <table:table-cell office:value-type="float" office:value="0.030718">
                <text:p>0.0307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684">
                <text:p>0.000684</text:p>
              </table:table-cell>
              <table:table-cell office:value-type="float" office:value="0.079522">
                <text:p>0.0795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99">
                <text:p>0.00099</text:p>
              </table:table-cell>
              <table:table-cell office:value-type="float" office:value="0.001153">
                <text:p>0.001153</text:p>
              </table:table-cell>
              <table:table-cell office:value-type="float" office:value="0.158216">
                <text:p>0.1582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52">
                <text:p>0.00152</text:p>
              </table:table-cell>
              <table:table-cell office:value-type="float" office:value="0.00173">
                <text:p>0.00173</text:p>
              </table:table-cell>
              <table:table-cell office:value-type="float" office:value="0.330669">
                <text:p>0.330669</text:p>
              </table:table-cell>
            </table:table-row>
            <table:table-row>
              <table:table-cell office:value-type="float" office:value="31622">
                <text:p>31622</text:p>
              </table:table-cell>
              <table:table-cell office:value-type="float" office:value="0.00452">
                <text:p>0.00452</text:p>
              </table:table-cell>
              <table:table-cell office:value-type="float" office:value="0.005774">
                <text:p>0.005774</text:p>
              </table:table-cell>
              <table:table-cell office:value-type="float" office:value="3.497466">
                <text:p>3.4974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8112">
                <text:p>0.008112</text:p>
              </table:table-cell>
              <table:table-cell office:value-type="float" office:value="0.007997">
                <text:p>0.007997</text:p>
              </table:table-cell>
              <table:table-cell office:value-type="float" office:value="8.955788">
                <text:p>8.95578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0923">
                <text:p>0.010923</text:p>
              </table:table-cell>
              <table:table-cell office:value-type="float" office:value="0.011478">
                <text:p>0.011478</text:p>
              </table:table-cell>
              <table:table-cell office:value-type="float" office:value="17.640009">
                <text:p>17.64000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7673">
                <text:p>0.017673</text:p>
              </table:table-cell>
              <table:table-cell office:value-type="float" office:value="0.016258">
                <text:p>0.016258</text:p>
              </table:table-cell>
              <table:table-cell office:value-type="float" office:value="36.118584">
                <text:p>36.118584</text:p>
              </table:table-cell>
            </table:table-row>
            <table:table-row>
              <table:table-cell office:value-type="float" office:value="316227">
                <text:p>316227</text:p>
              </table:table-cell>
              <table:table-cell office:value-type="float" office:value="0.055432">
                <text:p>0.055432</text:p>
              </table:table-cell>
              <table:table-cell office:value-type="float" office:value="0.058685">
                <text:p>0.058685</text:p>
              </table:table-cell>
              <table:table-cell office:value-type="float" office:value="361.338829">
                <text:p>361.338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